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460f1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pt" fo:country="PT" fo:font-weight="normal" officeooo:rsid="00200688" officeooo:paragraph-rsid="001e53e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26987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460f1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language="pt" fo:country="PT" fo:font-weight="bold" officeooo:rsid="001e53ee" officeooo:paragraph-rsid="00460f1e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6ff" style:text-line-through-style="none" style:text-line-through-type="none" fo:font-size="18pt" fo:language="pt" fo:country="PT" fo:font-weight="bold" officeooo:rsid="001e53ee" officeooo:paragraph-rsid="001e53ee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fo:color="#009900"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390537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fo:color="#009900"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460f1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cc" style:text-line-through-style="none" style:text-line-through-type="none" fo:font-size="18pt" fo:language="pt" fo:country="PT" fo:font-weight="bold" officeooo:rsid="004a01f4" officeooo:paragraph-rsid="004a01f4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17e05" officeooo:paragraph-rsid="00217e05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8752b" officeooo:paragraph-rsid="0028752b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a0519" officeooo:paragraph-rsid="002a051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a0519" officeooo:paragraph-rsid="002a051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3f87a1" officeooo:paragraph-rsid="0039053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3f87a1" officeooo:paragraph-rsid="00460f1e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50bdac" officeooo:paragraph-rsid="0050bdac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line-height="200%"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549aa6" officeooo:paragraph-rsid="00549aa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fo:font-size="18pt" fo:language="pt" fo:country="PT" fo:font-weight="bold" officeooo:rsid="001e53ee" officeooo:paragraph-rsid="00460f1e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language="pt" fo:country="PT" fo:font-weight="bold" officeooo:rsid="001e53ee" officeooo:paragraph-rsid="00460f1e" style:font-size-asian="18pt" style:font-weight-asian="bold" style:font-size-complex="18pt" style:font-weight-complex="bold"/>
    </style:style>
    <style:style style:name="P22" style:family="paragraph" style:parent-style-name="Standard" style:list-style-name="L3">
      <style:paragraph-properties fo:line-height="200%" fo:text-align="justify" style:justify-single-word="false"/>
      <style:text-properties officeooo:rsid="003bdc2d" officeooo:paragraph-rsid="003bdc2d"/>
    </style:style>
    <style:style style:name="P23" style:family="paragraph" style:parent-style-name="Standard" style:list-style-name="L3">
      <style:paragraph-properties fo:line-height="200%" fo:text-align="justify" style:justify-single-word="false"/>
      <style:text-properties officeooo:paragraph-rsid="00390537"/>
    </style:style>
    <style:style style:name="P24" style:family="paragraph" style:parent-style-name="Standard">
      <style:paragraph-properties fo:text-align="justify" style:justify-single-word="false"/>
      <style:text-properties fo:color="#0066cc" style:text-line-through-style="none" style:text-line-through-type="none" fo:font-size="14pt" fo:language="pt" fo:country="PT" fo:font-weight="normal" officeooo:rsid="00217e05" officeooo:paragraph-rsid="004a01f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PT" fo:font-style="normal" style:text-underline-style="none" fo:font-weight="normal" officeooo:rsid="00522ea1" officeooo:paragraph-rsid="00522ea1" style:text-blinking="fals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200%" fo:text-align="justify" style:justify-single-word="false"/>
      <style:text-properties fo:color="#000000" style:text-line-through-style="none" style:text-line-through-type="none" style:font-name="Liberation Serif" fo:font-size="14pt" fo:language="pt" fo:country="PT" style:text-underline-style="none" fo:font-weight="normal" officeooo:rsid="003f87a1" officeooo:paragraph-rsid="004a01f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568ab3"/>
    </style:style>
    <style:style style:name="T1" style:family="text">
      <style:text-properties officeooo:rsid="0022749c"/>
    </style:style>
    <style:style style:name="T2" style:family="text">
      <style:text-properties fo:font-size="14pt" fo:font-weight="normal" officeooo:rsid="00217e05" style:font-size-asian="14pt" style:font-weight-asian="normal" style:font-size-complex="14pt" style:font-weight-complex="normal"/>
    </style:style>
    <style:style style:name="T3" style:family="text">
      <style:text-properties fo:color="#ff3300"/>
    </style:style>
    <style:style style:name="T4" style:family="text">
      <style:text-properties fo:color="#ff3300" officeooo:rsid="003365e5"/>
    </style:style>
    <style:style style:name="T5" style:family="text">
      <style:text-properties officeooo:rsid="002d4b2c"/>
    </style:style>
    <style:style style:name="T6" style:family="text">
      <style:text-properties fo:font-style="italic" fo:font-weight="bold" officeooo:rsid="002d4b2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2749c" style:font-style-asian="italic" style:font-weight-asian="bold" style:font-style-complex="italic" style:font-weight-complex="bold"/>
    </style:style>
    <style:style style:name="T8" style:family="text">
      <style:text-properties officeooo:rsid="0032d50c"/>
    </style:style>
    <style:style style:name="T9" style:family="text">
      <style:text-properties style:text-line-through-style="none" style:text-line-through-type="none" fo:font-size="14pt" fo:language="pt" fo:country="PT" style:text-underline-style="none" fo:font-weight="normal" officeooo:rsid="0028752b" style:font-size-asian="14pt" style:font-weight-asian="normal" style:font-size-complex="14pt" style:font-weight-complex="normal"/>
    </style:style>
    <style:style style:name="T10" style:family="text">
      <style:text-properties style:text-line-through-style="none" style:text-line-through-type="none" fo:font-size="14pt" fo:language="pt" fo:country="PT" style:text-underline-style="none" fo:font-weight="normal" officeooo:rsid="002a0519" style:font-size-asian="14pt" style:font-weight-asian="normal" style:font-size-complex="14pt" style:font-weight-complex="normal"/>
    </style:style>
    <style:style style:name="T11" style:family="text">
      <style:text-properties style:text-line-through-style="none" style:text-line-through-type="none" fo:font-size="14pt" fo:language="pt" fo:country="PT" style:text-underline-style="none" fo:font-weight="normal" officeooo:rsid="003d046a" style:font-size-asian="14pt" style:font-weight-asian="normal" style:font-size-complex="14pt" style:font-weight-complex="normal"/>
    </style:style>
    <style:style style:name="T12" style:family="text">
      <style:text-properties style:text-line-through-style="none" style:text-line-through-type="none" fo:font-size="14pt" fo:language="pt" fo:country="PT" style:text-underline-style="none" fo:font-weight="normal" officeooo:rsid="003dee52" style:font-size-asian="14pt" style:font-weight-asian="normal" style:font-size-complex="14pt" style:font-weight-complex="normal"/>
    </style:style>
    <style:style style:name="T13" style:family="text">
      <style:text-properties style:text-line-through-style="none" style:text-line-through-type="none" fo:font-size="14pt" fo:language="pt" fo:country="PT" style:text-underline-style="none" fo:font-weight="normal" officeooo:rsid="003f87a1" style:font-size-asian="14pt" style:font-weight-asian="normal" style:font-size-complex="14pt" style:font-weight-complex="normal"/>
    </style:style>
    <style:style style:name="T14" style:family="text">
      <style:text-properties style:text-line-through-style="none" style:text-line-through-type="none" fo:font-size="14pt" fo:language="pt" fo:country="PT" style:text-underline-style="none" fo:font-weight="normal" officeooo:rsid="00416bb0" style:font-size-asian="14pt" style:font-weight-asian="normal" style:font-size-complex="14pt" style:font-weight-complex="normal"/>
    </style:style>
    <style:style style:name="T15" style:family="text">
      <style:text-properties style:text-line-through-style="none" style:text-line-through-type="none" fo:font-size="14pt" fo:language="pt" fo:country="PT" style:text-underline-style="none" fo:font-weight="normal" officeooo:rsid="00431cde" style:font-size-asian="14pt" style:font-weight-asian="normal" style:font-size-complex="14pt" style:font-weight-complex="normal"/>
    </style:style>
    <style:style style:name="T16" style:family="text">
      <style:text-properties style:text-line-through-style="none" style:text-line-through-type="none" fo:font-size="14pt" fo:language="pt" fo:country="PT" style:text-underline-style="none" fo:font-weight="bold" officeooo:rsid="003d046a" style:font-size-asian="14pt" style:font-weight-asian="bold" style:font-size-complex="14pt" style:font-weight-complex="bold"/>
    </style:style>
    <style:style style:name="T17" style:family="text">
      <style:text-properties style:text-line-through-style="none" style:text-line-through-type="none" fo:font-size="14pt" fo:language="pt" fo:country="PT" fo:font-weight="normal" officeooo:rsid="00217e05" style:font-size-asian="14pt" style:font-weight-asian="normal" style:font-size-complex="14pt" style:font-weight-complex="normal"/>
    </style:style>
    <style:style style:name="T18" style:family="text">
      <style:text-properties style:text-line-through-style="none" style:text-line-through-type="none" fo:font-size="14pt" fo:language="pt" fo:country="PT" fo:font-weight="normal" officeooo:rsid="004daaae" style:font-size-asian="14pt" style:font-weight-asian="normal" style:font-size-complex="14pt" style:font-weight-complex="normal"/>
    </style:style>
    <style:style style:name="T19" style:family="text">
      <style:text-properties style:text-line-through-style="none" style:text-line-through-type="none" fo:font-size="14pt" fo:language="pt" fo:country="PT" fo:font-weight="normal" officeooo:rsid="004deb12" style:font-size-asian="14pt" style:font-weight-asian="normal" style:font-size-complex="14pt" style:font-weight-complex="normal"/>
    </style:style>
    <style:style style:name="T20" style:family="text">
      <style:text-properties style:text-line-through-style="none" style:text-line-through-type="none" style:font-name="Liberation Serif" fo:font-size="14pt" fo:language="pt" fo:country="PT" fo:font-weight="normal" officeooo:rsid="004deb12" style:font-size-asian="14pt" style:font-weight-asian="normal" style:font-size-complex="14pt" style:font-weight-complex="normal"/>
    </style:style>
    <style:style style:name="T21" style:family="text">
      <style:text-properties fo:color="#009900" officeooo:rsid="004819ac"/>
    </style:style>
    <style:style style:name="T22" style:family="text">
      <style:text-properties officeooo:rsid="003bdc2d"/>
    </style:style>
    <style:style style:name="T23" style:family="text">
      <style:text-properties fo:color="#0066ff"/>
    </style:style>
    <style:style style:name="T24" style:family="text">
      <style:text-properties fo:color="#0066ff" officeooo:rsid="0032d50c"/>
    </style:style>
    <style:style style:name="T25" style:family="text">
      <style:text-properties fo:color="#0066ff" officeooo:rsid="004819ac"/>
    </style:style>
    <style:style style:name="T26" style:family="text">
      <style:text-properties officeooo:rsid="004819ac"/>
    </style:style>
    <style:style style:name="T27" style:family="text">
      <style:text-properties fo:color="#000000"/>
    </style:style>
    <style:style style:name="T28" style:family="text">
      <style:text-properties fo:color="#000000" officeooo:rsid="004819ac"/>
    </style:style>
    <style:style style:name="T29" style:family="text">
      <style:text-properties fo:color="#000000" style:text-line-through-style="none" style:text-line-through-type="none" style:font-name="Liberation Serif" fo:font-size="14pt" fo:language="pt" fo:country="PT" fo:font-weight="normal" officeooo:rsid="004deb12" style:font-size-asian="14pt" style:font-weight-asian="normal" style:font-size-complex="14pt" style:font-weight-complex="normal"/>
    </style:style>
    <style:style style:name="T30" style:family="text">
      <style:text-properties officeooo:rsid="0052e838"/>
    </style:style>
    <style:style style:name="T31" style:family="text">
      <style:text-properties officeooo:rsid="00568a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trevista f<text:span text:style-name="T8">eita</text:span> no Horto do Campo Grande</text:p>
      <text:p text:style-name="P3"/>
      <text:list xml:id="list7551977011334548103" text:style-name="L1">
        <text:list-item>
          <text:p text:style-name="P11">Um objecto cilindrico (maleável) que se insere n<text:span text:style-name="T1">a terra. </text:span><text:span text:style-name="T7">Vantagens:</text:span><text:span text:style-name="T1"> Totalmente discreto. Possui um led que nos mostra quando temos que voltar a encher o reservatório, é totalmente autónomo, pode também ser aplicado a qualquer vaso. </text:span><text:span text:style-name="T7">Desvantagens:</text:span><text:span text:style-name="T1"> Teriamos que sujar as mãos para inserir, podia ter menos autonomia. A forma da planta pode inviabilizar a rega.<text:line-break/></text:span></text:p>
        </text:list-item>
        <text:list-item>
          <text:p text:style-name="P12">Outra solução seria <text:span text:style-name="T5">manter o nível a ser controlado por um threshold, ou seja, teríamos neste caso que ter os vasos furados por baixo e a rega seria feita pela parte inferior. Teríamos recipientes que podiam ser substituidos por uns maiores caso a pessoa decidi-se ir de férias. </text:span><text:span text:style-name="T6">Vantagens:</text:span><text:span text:style-name="T5"> Não se suja as mãos. Maior autonomia do que em 1. </text:span><text:span text:style-name="T6">Desvantagens:</text:span><text:span text:style-name="T5"> Perda a nível estético em relação a 1, maior introsão no vaso do que em 1.</text:span></text:p>
        </text:list-item>
      </text:list>
      <text:p text:style-name="P1"/>
      <text:p text:style-name="P1"/>
      <text:p text:style-name="P4"><text:span text:style-name="T4">Perguntas</text:span><text:span text:style-name="T3">:</text:span></text:p>
      <text:list xml:id="list8081861404979390154" text:style-name="L2">
        <text:list-item>
          <text:p text:style-name="P13">Será mais vantajoso a rega superior ou inferior?</text:p>
        </text:list-item>
        <text:list-item>
          <text:p text:style-name="P13">Será melhor esperar que o nível da água baixe, para se regar novamente, ou será melhor manter o nível de água constante.</text:p>
        </text:list-item>
        <text:list-item>
          <text:p text:style-name="P14">Valorizar a estética, ou a autonomia?</text:p>
        </text:list-item>
      </text:list>
      <text:p text:style-name="P15"/>
      <text:p text:style-name="P8"><text:span text:style-name="T22">Respostas</text:span>:</text:p>
      <text:list xml:id="list2274231370363013298" text:style-name="L3">
        <text:list-item>
          <text:p text:style-name="P22"><text:span text:style-name="T9">A </text:span><text:span text:style-name="T11">rega é mais vantajosa se for feita superiormente. Dado que, se a rega for feita por baixo, desgasta muito as raízes.</text:span></text:p>
        </text:list-item>
        <text:list-item>
          <text:p text:style-name="P23"><text:span text:style-name="T9">“</text:span><text:span text:style-name="T15">As plantas são seres vivos como nós”. Convém não castigarmos a digestão das plantas. Da mesma maneira que nós comemos, elas também comem. Ou seja, convém termos uma altura do dia em que as regamos, ao contrário de estar constantemente a regar. Analisar a necessidade da planta em “alimentar-se” com um sensor de humidade.</text:span></text:p>
        </text:list-item>
        <text:list-item>
          <text:p text:style-name="P23"><text:soft-page-break/><text:span text:style-name="T10">Valorizar </text:span><text:span text:style-name="T11">pela estética sempre! A autonomia é importante e é um mercado que vai evoluir nas proximidades. No entanto, poucos sistemas primam pela combinação destes 3 </text:span><text:span text:style-name="T16">(Apresentar um triângulo na apresentação)</text:span><text:span text:style-name="T11"> </text:span><text:span text:style-name="T12">Estética, Autonomia e preço. </text:span><text:span text:style-name="T13">E é aqui que a </text:span><text:span text:style-name="T14">H</text:span><text:span text:style-name="T13">erb</text:span><text:span text:style-name="T14">a</text:span><text:span text:style-name="T13">water entra!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pan text:style-name="T23"/></text:p>
      <text:p text:style-name="P6"><text:soft-page-break/><text:span text:style-name="T23">Entrevista f</text:span><text:span text:style-name="T24">eita</text:span><text:span text:style-name="T23"> n</text:span><text:span text:style-name="T25">os Viveiros Rosa Bacará </text:span><text:span text:style-name="T28">(Perto do Dolce Vita) &amp; </text:span><text:span text:style-name="T21">Nas flores Romeira</text:span><text:span text:style-name="T28"> (Em Roma)</text:span></text:p>
      <text:p text:style-name="P20"><text:span text:style-name="T2"/></text:p>
      <text:p text:style-name="P2"/>
      <text:p text:style-name="P5"><text:span text:style-name="T4">Perguntas</text:span><text:span text:style-name="T3">:</text:span></text:p>
      <text:list xml:id="list330245855828999868" text:style-name="L4">
        <text:list-item>
          <text:p text:style-name="P18">Qual das nossas ideias <text:span text:style-name="T30">anteriores é a melhor?</text:span></text:p>
          <text:p text:style-name="P18"/>
        </text:list-item>
      </text:list>
      <text:p text:style-name="P9"><text:span text:style-name="T22">Respostas</text:span>:</text:p>
      <text:list xml:id="list6686867944078111587" text:style-name="L5">
        <text:list-item>
          <text:p text:style-name="P19">É preferível primar pela estética. A autonomia é tida bastante em conta, no entanto se não não damos valor à estética e começamos a “tapar” o vaso da pessoa em questão, perdemos logo ponto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<text:span text:style-name="T26">C</text:span>onversa com a Professora Elsa <text:span text:style-name="T27">(6/12/2016)</text:span></text:p>
      <text:p text:style-name="P24"/>
      <text:p text:style-name="P27"><text:span text:style-name="T17"><text:tab/></text:span><text:span text:style-name="T18">Comecei por explicar à professora a evolução do nosso projecto. </text:span><text:span text:style-name="T19">Detalhei o que ti</text:span><text:span text:style-name="T29">nha previamente sucedido na reunião com o Marcelino e nas nossas 2 novas propostas.</text:span></text:p>
      <text:p text:style-name="P27"><text:span text:style-name="T29"><text:s/></text:span></text:p>
      <text:p text:style-name="P25">→ <text:span text:style-name="T31">Ela ficou espantada com o facto de eu estar a falar “sabendo o que estava a falar”, pois a maioria dos grupos vai para lá mandar ideias abstractas e eu estava lá com ideias fundamentadas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5:13:31.746647736</meta:creation-date>
    <dc:date>2016-12-09T19:14:34.116068149</dc:date>
    <meta:editing-duration>PT11H14M28S</meta:editing-duration>
    <meta:editing-cycles>51</meta:editing-cycles>
    <meta:generator>LibreOffice/5.1.4.2$Linux_X86_64 LibreOffice_project/10m0$Build-2</meta:generator>
    <meta:document-statistic meta:table-count="0" meta:image-count="0" meta:object-count="0" meta:page-count="4" meta:paragraph-count="20" meta:word-count="435" meta:character-count="2523" meta:non-whitespace-character-count="2114"/>
  </office:meta>
</office:document-meta>
</file>